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language="en" fo:country="US"/>
    </style:style>
    <style:style style:name="P4" style:family="paragraph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5" style:family="paragraph">
      <style:text-properties fo:language="en" fo:country="US" style:font-size-asian="18pt" style:font-weight-asian="bold" style:font-size-complex="18pt" style:font-weight-complex="bold"/>
    </style:style>
    <style:style style:name="P6" style:family="paragraph">
      <style:paragraph-properties fo:margin-left="1.27cm" fo:margin-right="0cm" fo:text-indent="-0.635cm"/>
      <style:text-properties fo:language="en" fo:country="US"/>
    </style:style>
    <style:style style:name="P7" style:family="paragraph">
      <style:text-properties style:font-size-asian="18pt" style:font-weight-asian="bold" style:font-size-complex="18pt" style:font-weight-complex="bold"/>
    </style:style>
    <style:style style:name="P8" style:family="paragraph">
      <style:paragraph-properties fo:text-align="start"/>
      <style:text-properties fo:font-size="22pt" fo:language="en" fo:country="US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c9211e"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Additional Meditation Centers for Major Cities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In the context of the current health situation in the world, Busy Cities such as New York have a huge need of meditation centers.</text:p>
            <text:p text:style-name="P3"/>
            <text:p text:style-name="P3">My choice of New York is simple since it is one of the busiest city in the world and it can be used as a model for futur implementations in other major cities in other locations.</text:p>
            <text:p text:style-name="P3"/>
            <text:p text:style-name="P3">It is well clear that the current health issue with the pandemic that is paralysing activities pushes people to find ways and means to disconnect and relax.</text:p>
            <text:p text:style-name="P3"/>
            <text:p text:style-name="P3">People who are well established in the Meditation Businesses need to be encouraged to expand their activities specially now since it is a great opportunity for them to increase their portfolios as well as providing a huge support to their clients. 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1">Stakeholders and problems to solv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3">I’m not trying to convince stakeholders about real opportunities here but showing what a good investors might miss by bypassing this report.</text:p>
            <text:p text:style-name="P3">What audience to address? Any one willing to get out of stress and find a balanced life.</text:p>
            <text:p text:style-name="P3">Where to find them? Social media</text:p>
            <text:p text:style-name="P3">Difficulties in funding the project. Business angels networks</text:p>
            <text:p text:style-name="P3">Conditions to set up facilities. Sharing facilities with other services during their time off such as schools, libraries…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I got the dataset from KAGGLE</text:p>
            <text:p text:style-name="P3">The data is named: Meditating</text:p>
            <text:p text:style-name="P3"><text:span text:style-name="T2">link: </text:span><text:span text:style-name="T3">https://www.kaggle.com/abyssjumper/meditation-eegdata?select=meditating.cs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5"><text:span text:style-name="T4">Methodolog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3">The Dataset collected from Kaggle is already cleansed and ready to be used proving that it is trusworthy for most of implementations.</text:p>
            <text:p text:style-name="P3">We assume that Major Cities in the world will be beneficial of most of meditation technics available in the market depending on what is developed as scheme by the owner. </text:p>
            <text:p text:style-name="P3">Bearing in mind that The business owner has to be aware of the content of his/her schemes.</text:p>
            <text:p text:style-name="P3">To support my claims, I’m using the methodology that the best experts in their fields did about segmenting and clustering a major city such as New-York.</text:p>
            <text:p text:style-name="P3">This section is a reproduction of what Experts from Coursera came out with.</text:p>
            <text:p text:style-name="P3"><text:span text:style-name="T2">I chose their results since they show clearly different venues, activities, the time of those activities either during the day of by night.</text:span></text:p>
            <text:p text:style-name="P3"><text:span text:style-name="T2">One other main reason I chose these experts is that they supported their arguments with </text:span><text:span text:style-name="T5">Foursquare Location</text:span><text:span text:style-name="T2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 text:style-name="P3">Using Foursquare Location enable those experts to provide quality report about Segmenting and clustering neighboorhoods.</text:p>
            <text:p text:style-name="P3">The following were steps taken to achieve the satisfying results:</text:p>
            <text:p text:style-name="P6">Segmenting and Clustering</text:p>
            <text:p text:style-name="P6">Exploring the Neighborhoods in New York City</text:p>
            <text:p text:style-name="P6">Analyze each Neighborhood</text:p>
            <text:p text:style-name="P6">Cluster Neighborhood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<text:span text:style-name="T6">Result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As you can read from Jupyter notebook here attached, it is clear that any major city need more meditation centers to help people coop with life in a better way.</text:p>
            <text:p/>
            <text:p>https://github.com/Alex-Ribeiro1208/Testrepo/commit/66a56307c9bdeb7da2b4070acc8a3803242d8e51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<text:span text:style-name="T6">Discuss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Based on the results from New-York City Segmenting and clustering studies, one may think about worrying about the long term investment.</text:p>
            <text:p>This section I leave that to your Accountants to study the Return on Investment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<text:span text:style-name="T6">Conclus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Based on the results from New-York City Segmenting and clustering studies, one may think about worrying about the long term investment.</text:p>
            <text:p>However, everone has his/her own star, follow your heart it will tell you more than any accountant or sales person can do.</text:p>
            <text:p>Happy investment !!!!!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8" draw:layer="layout" svg:width="19.999cm" svg:height="3.506cm" svg:x="6.6cm" svg:y="8.8cm" presentation:class="title" presentation:user-transformed="true">
          <draw:text-box>
            <text:p><text:span text:style-name="T7">This work is licensed under a Creative Commons Attribution-ShareAlike 3.0 Unported License.</text:span><text:span text:style-name="T7"><text:line-break/></text:span><text:span text:style-name="T7">It makes use of the works of Mateus Machado Luna.</text:span></text:p>
          </draw:text-box>
        </draw:frame>
        <draw:frame draw:style-name="gr2" draw:text-style-name="P9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BE" style:letter-kerning="true" style:font-name-asian="Mangal" style:font-family-asian="Mangal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haracter_5f_20_5f_style" style:display-name="Character_20_styl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6:52:58.238000000</meta:creation-date>
    <meta:editing-duration>PT12M15S</meta:editing-duration>
    <meta:editing-cycles>4</meta:editing-cycles>
    <meta:generator>LibreOffice/6.2.0.3$Windows_X86_64 LibreOffice_project/98c6a8a1c6c7b144ce3cc729e34964b47ce25d62</meta:generator>
    <dc:title>Blueprint Plans</dc:title>
    <dc:date>2020-11-07T17:15:25.747000000</dc:date>
    <meta:document-statistic meta:object-count="72"/>
  </office:meta>
</office:document-meta>
</file>